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officeooo:rsid="089319d3" officeooo:paragraph-rsid="089319d3"/>
    </style:style>
    <style:style style:name="P37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8" style:family="paragraph" style:parent-style-name="Text_20_body">
      <style:text-properties style:font-name="Times New Roman3" officeooo:rsid="07de4fb9" officeooo:paragraph-rsid="07de4fb9"/>
    </style:style>
    <style:style style:name="P39" style:family="paragraph" style:parent-style-name="Text_20_body">
      <style:text-properties style:font-name="Times New Roman3" officeooo:rsid="07f4d937" officeooo:paragraph-rsid="07de4fb9"/>
    </style:style>
    <style:style style:name="P40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1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2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3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4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45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46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47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48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49" style:family="paragraph" style:parent-style-name="Text_20_body">
      <style:text-properties officeooo:paragraph-rsid="08c8a14e"/>
    </style:style>
    <style:style style:name="P50" style:family="paragraph" style:parent-style-name="Text_20_body">
      <style:text-properties officeooo:paragraph-rsid="08e11808"/>
    </style:style>
    <style:style style:name="P51" style:family="paragraph" style:parent-style-name="Text_20_body">
      <style:text-properties officeooo:paragraph-rsid="08e5bc5e"/>
    </style:style>
    <style:style style:name="P52" style:family="paragraph" style:parent-style-name="Text_20_body">
      <style:text-properties officeooo:rsid="08ea6c67" officeooo:paragraph-rsid="08ea6c67"/>
    </style:style>
    <style:style style:name="P53" style:family="paragraph" style:parent-style-name="Text_20_body">
      <style:text-properties officeooo:rsid="08ea6c67" officeooo:paragraph-rsid="08f41da5"/>
    </style:style>
    <style:style style:name="P54" style:family="paragraph" style:parent-style-name="Text_20_body">
      <style:text-properties officeooo:rsid="08ea6c67" officeooo:paragraph-rsid="08fcdbe6"/>
    </style:style>
    <style:style style:name="P55" style:family="paragraph" style:parent-style-name="Text_20_body">
      <style:text-properties officeooo:rsid="08eb401d" officeooo:paragraph-rsid="08eb401d"/>
    </style:style>
    <style:style style:name="P56" style:family="paragraph" style:parent-style-name="Text_20_body">
      <style:text-properties officeooo:rsid="08eecd03" officeooo:paragraph-rsid="08eecd03"/>
    </style:style>
    <style:style style:name="P57" style:family="paragraph" style:parent-style-name="Text_20_body">
      <style:text-properties officeooo:rsid="08eecd03" officeooo:paragraph-rsid="08f74c42"/>
    </style:style>
    <style:style style:name="P58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59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60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61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62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63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64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65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66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67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68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69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70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71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72" style:family="paragraph" style:parent-style-name="Title">
      <style:text-properties officeooo:rsid="05d98d26" officeooo:paragraph-rsid="05d98d26"/>
    </style:style>
    <style:style style:name="P73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74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75" style:family="paragraph" style:parent-style-name="Text_20_body">
      <style:paragraph-properties fo:break-before="page"/>
      <style:text-properties officeooo:paragraph-rsid="013d743d"/>
    </style:style>
    <style:style style:name="P76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77" style:family="paragraph" style:parent-style-name="Quotations">
      <style:text-properties officeooo:paragraph-rsid="07d6aefb"/>
    </style:style>
    <style:style style:name="P78" style:family="paragraph" style:parent-style-name="Quotations">
      <style:text-properties fo:font-weight="bold" style:font-weight-asian="bold" style:font-weight-complex="bold"/>
    </style:style>
    <style:style style:name="P79" style:family="paragraph" style:parent-style-name="Quotations">
      <style:text-properties fo:font-weight="bold" officeooo:rsid="07e8a5be" style:font-weight-asian="bold" style:font-weight-complex="bold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Text_20_body" style:list-style-name="L1">
      <style:text-properties officeooo:rsid="086d7a9d" officeooo:paragraph-rsid="086d7a9d"/>
    </style:style>
    <style:style style:name="P83" style:family="paragraph" style:parent-style-name="Text_20_body" style:list-style-name="L1">
      <style:text-properties officeooo:rsid="086f6d60" officeooo:paragraph-rsid="086f6d60"/>
    </style:style>
    <style:style style:name="P84" style:family="paragraph" style:parent-style-name="Text_20_body" style:list-style-name="L1">
      <style:text-properties officeooo:rsid="086f6d60" officeooo:paragraph-rsid="0872131b"/>
    </style:style>
    <style:style style:name="P85" style:family="paragraph" style:parent-style-name="Text_20_body" style:list-style-name="L1">
      <style:text-properties officeooo:rsid="086f6d60" officeooo:paragraph-rsid="08735723"/>
    </style:style>
    <style:style style:name="P86" style:family="paragraph" style:parent-style-name="Text_20_body" style:list-style-name="L1">
      <style:text-properties officeooo:rsid="086f6d60" officeooo:paragraph-rsid="08755f5f"/>
    </style:style>
    <style:style style:name="P87" style:family="paragraph" style:parent-style-name="Text_20_body" style:list-style-name="L1">
      <style:text-properties officeooo:rsid="086f6d60" officeooo:paragraph-rsid="0876792b"/>
    </style:style>
    <style:style style:name="P88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89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90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91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92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93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94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95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96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97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98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99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100" style:family="paragraph" style:parent-style-name="Text_20_body" style:list-style-name="L1">
      <style:text-properties officeooo:rsid="087492f5" officeooo:paragraph-rsid="087492f5"/>
    </style:style>
    <style:style style:name="P101" style:family="paragraph" style:parent-style-name="Text_20_body" style:list-style-name="L1">
      <style:text-properties officeooo:rsid="0876792b" officeooo:paragraph-rsid="0876792b"/>
    </style:style>
    <style:style style:name="P102" style:family="paragraph" style:parent-style-name="Text_20_body" style:list-style-name="L1">
      <style:text-properties officeooo:rsid="0876792b" officeooo:paragraph-rsid="08777f64"/>
    </style:style>
    <style:style style:name="P103" style:family="paragraph" style:parent-style-name="Text_20_body" style:list-style-name="L1">
      <style:text-properties officeooo:rsid="0876792b" officeooo:paragraph-rsid="08781981"/>
    </style:style>
    <style:style style:name="P104" style:family="paragraph" style:parent-style-name="Text_20_body" style:list-style-name="L1">
      <style:text-properties officeooo:rsid="0878beb9" officeooo:paragraph-rsid="0878beb9"/>
    </style:style>
    <style:style style:name="P105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06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107" style:family="paragraph" style:parent-style-name="Heading_20_1" style:list-style-name="">
      <style:paragraph-properties fo:text-align="justify" style:justify-single-word="false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1">
      <style:paragraph-properties fo:break-before="page"/>
      <style:text-properties officeooo:rsid="07b55d60" officeooo:paragraph-rsid="07b55d60"/>
    </style:style>
    <style:style style:name="P110" style:family="paragraph" style:parent-style-name="Heading_20_2">
      <style:text-properties fo:font-weight="bold" officeooo:rsid="07d52417" style:font-weight-asian="bold" style:font-weight-complex="bold"/>
    </style:style>
    <style:style style:name="P111" style:family="paragraph" style:parent-style-name="Heading_20_2">
      <style:text-properties fo:font-weight="bold" officeooo:rsid="080ce6e9" style:font-weight-asian="bold" style:font-weight-complex="bold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officeooo:rsid="07932101"/>
    </style:style>
    <style:style style:name="T11" style:family="text">
      <style:text-properties officeooo:rsid="0795df24"/>
    </style:style>
    <style:style style:name="T12" style:family="text">
      <style:text-properties officeooo:rsid="07a37fc8"/>
    </style:style>
    <style:style style:name="T13" style:family="text">
      <style:text-properties officeooo:rsid="07a52826"/>
    </style:style>
    <style:style style:name="T14" style:family="text">
      <style:text-properties officeooo:rsid="07a9aa8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cd703b" style:font-weight-asian="bold" style:font-weight-complex="bold"/>
    </style:style>
    <style:style style:name="T17" style:family="text">
      <style:text-properties fo:font-weight="bold" officeooo:rsid="07ca54a9" style:font-weight-asian="bold" style:font-weight-complex="bold"/>
    </style:style>
    <style:style style:name="T18" style:family="text">
      <style:text-properties fo:font-weight="bold" officeooo:rsid="07dde37a" style:font-weight-asian="bold" style:font-weight-complex="bold"/>
    </style:style>
    <style:style style:name="T19" style:family="text">
      <style:text-properties fo:font-weight="bold" officeooo:rsid="07dfb6f3" style:font-weight-asian="bold" style:font-weight-complex="bold"/>
    </style:style>
    <style:style style:name="T20" style:family="text">
      <style:text-properties fo:font-weight="bold" officeooo:rsid="08268e35" style:font-weight-asian="bold" style:font-weight-complex="bold"/>
    </style:style>
    <style:style style:name="T21" style:family="text">
      <style:text-properties fo:font-weight="bold" officeooo:rsid="0826a87d" style:font-weight-asian="bold" style:font-weight-complex="bold"/>
    </style:style>
    <style:style style:name="T22" style:family="text">
      <style:text-properties fo:font-weight="bold" officeooo:rsid="082e925d" style:font-weight-asian="bold" style:font-weight-complex="bold"/>
    </style:style>
    <style:style style:name="T23" style:family="text">
      <style:text-properties fo:font-weight="bold" officeooo:rsid="08323122" style:font-weight-asian="bold" style:font-weight-complex="bold"/>
    </style:style>
    <style:style style:name="T24" style:family="text">
      <style:text-properties fo:font-weight="bold" officeooo:rsid="0863e71d" style:font-weight-asian="bold" style:font-weight-complex="bold"/>
    </style:style>
    <style:style style:name="T25" style:family="text">
      <style:text-properties fo:font-weight="bold" officeooo:rsid="0842641b" style:font-weight-asian="bold" style:font-weight-complex="bold"/>
    </style:style>
    <style:style style:name="T26" style:family="text">
      <style:text-properties fo:font-weight="bold" officeooo:rsid="0872131b" style:font-weight-asian="bold" style:font-weight-complex="bold"/>
    </style:style>
    <style:style style:name="T27" style:family="text">
      <style:text-properties fo:font-weight="bold" officeooo:rsid="08dc0eab" style:font-weight-asian="bold" style:font-weight-complex="bold"/>
    </style:style>
    <style:style style:name="T28" style:family="text">
      <style:text-properties fo:font-weight="bold" officeooo:rsid="08dfe425" style:font-weight-asian="bold" style:font-weight-complex="bold"/>
    </style:style>
    <style:style style:name="T29" style:family="text">
      <style:text-properties fo:font-weight="bold" officeooo:rsid="08e936d2" style:font-weight-asian="bold" style:font-weight-complex="bold"/>
    </style:style>
    <style:style style:name="T30" style:family="text">
      <style:text-properties fo:font-weight="bold" officeooo:rsid="08eecd03" style:font-weight-asian="bold" style:font-weight-complex="bold"/>
    </style:style>
    <style:style style:name="T31" style:family="text">
      <style:text-properties fo:font-weight="bold" officeooo:rsid="08f60723" style:font-weight-asian="bold" style:font-weight-complex="bold"/>
    </style:style>
    <style:style style:name="T32" style:family="text">
      <style:text-properties fo:font-weight="bold" officeooo:rsid="08ea6c67" style:font-weight-asian="bold" style:font-weight-complex="bold"/>
    </style:style>
    <style:style style:name="T33" style:family="text">
      <style:text-properties fo:font-weight="bold" officeooo:rsid="08f74c42" style:font-weight-asian="bold" style:font-weight-complex="bold"/>
    </style:style>
    <style:style style:name="T34" style:family="text">
      <style:text-properties fo:font-weight="bold" officeooo:rsid="08f9d3cb" style:font-weight-asian="bold" style:font-weight-complex="bold"/>
    </style:style>
    <style:style style:name="T35" style:family="text">
      <style:text-properties fo:font-weight="bold" officeooo:rsid="09001f06" style:font-weight-asian="bold" style:font-weight-complex="bold"/>
    </style:style>
    <style:style style:name="T36" style:family="text">
      <style:text-properties fo:font-weight="bold" officeooo:rsid="08fcdbe6" style:font-weight-asian="bold" style:font-weight-complex="bold"/>
    </style:style>
    <style:style style:name="T37" style:family="text">
      <style:text-properties fo:font-weight="bold" officeooo:rsid="08fef47e" style:font-weight-asian="bold" style:font-weight-complex="bold"/>
    </style:style>
    <style:style style:name="T38" style:family="text">
      <style:text-properties fo:font-weight="bold" officeooo:rsid="0904eda6" style:font-weight-asian="bold" style:font-weight-complex="bold"/>
    </style:style>
    <style:style style:name="T39" style:family="text">
      <style:text-properties fo:font-weight="bold" officeooo:rsid="0910db4b" style:font-weight-asian="bold" style:font-weight-complex="bold"/>
    </style:style>
    <style:style style:name="T40" style:family="text">
      <style:text-properties fo:font-weight="bold" officeooo:rsid="09127cb8" style:font-weight-asian="bold" style:font-weight-complex="bold"/>
    </style:style>
    <style:style style:name="T41" style:family="text">
      <style:text-properties fo:font-weight="bold" officeooo:rsid="0915abcf" style:font-weight-asian="bold" style:font-weight-complex="bold"/>
    </style:style>
    <style:style style:name="T42" style:family="text">
      <style:text-properties fo:font-weight="bold" officeooo:rsid="09167e54" style:font-weight-asian="bold" style:font-weight-complex="bold"/>
    </style:style>
    <style:style style:name="T43" style:family="text">
      <style:text-properties fo:font-weight="bold" officeooo:rsid="0916a7ce" style:font-weight-asian="bold" style:font-weight-complex="bold"/>
    </style:style>
    <style:style style:name="T44" style:family="text">
      <style:text-properties officeooo:rsid="07b346c8"/>
    </style:style>
    <style:style style:name="T45" style:family="text">
      <style:text-properties officeooo:rsid="07b89266"/>
    </style:style>
    <style:style style:name="T46" style:family="text">
      <style:text-properties officeooo:rsid="07b93194"/>
    </style:style>
    <style:style style:name="T47" style:family="text">
      <style:text-properties text:display="none"/>
    </style:style>
    <style:style style:name="T48" style:family="text">
      <style:text-properties officeooo:rsid="07c98fd2"/>
    </style:style>
    <style:style style:name="T49" style:family="text">
      <style:text-properties officeooo:rsid="07ca54a9"/>
    </style:style>
    <style:style style:name="T50" style:family="text">
      <style:text-properties officeooo:rsid="07cd703b"/>
    </style:style>
    <style:style style:name="T51" style:family="text">
      <style:text-properties officeooo:rsid="07d14ea9"/>
    </style:style>
    <style:style style:name="T52" style:family="text">
      <style:text-properties officeooo:rsid="07d419d0"/>
    </style:style>
    <style:style style:name="T53" style:family="text">
      <style:text-properties officeooo:rsid="07d52417"/>
    </style:style>
    <style:style style:name="T54" style:family="text">
      <style:text-properties officeooo:rsid="07d70692"/>
    </style:style>
    <style:style style:name="T55" style:family="text">
      <style:text-properties officeooo:rsid="07dde37a"/>
    </style:style>
    <style:style style:name="T56" style:family="text">
      <style:text-properties officeooo:rsid="07de4fb9"/>
    </style:style>
    <style:style style:name="T57" style:family="text">
      <style:text-properties style:font-name="Times New Roman3" officeooo:rsid="07dde37a"/>
    </style:style>
    <style:style style:name="T58" style:family="text">
      <style:text-properties style:font-name="Times New Roman3" officeooo:rsid="07de4fb9"/>
    </style:style>
    <style:style style:name="T59" style:family="text">
      <style:text-properties style:font-name="Times New Roman3" fo:font-weight="bold" officeooo:rsid="07dde37a" style:font-weight-asian="bold" style:font-weight-complex="bold"/>
    </style:style>
    <style:style style:name="T60" style:family="text">
      <style:text-properties style:font-name="Times New Roman3" fo:font-weight="bold" officeooo:rsid="07de4fb9" style:font-weight-asian="bold" style:font-weight-complex="bold"/>
    </style:style>
    <style:style style:name="T61" style:family="text">
      <style:text-properties style:font-name="Times New Roman3" officeooo:rsid="07e2ed85"/>
    </style:style>
    <style:style style:name="T62" style:family="text">
      <style:text-properties style:font-name="Times New Roman3" officeooo:rsid="07eb33b1"/>
    </style:style>
    <style:style style:name="T63" style:family="text">
      <style:text-properties style:font-name="Times New Roman3" officeooo:rsid="07f47c3e"/>
    </style:style>
    <style:style style:name="T64" style:family="text">
      <style:text-properties style:font-name="Times New Roman3" officeooo:rsid="07f4d937"/>
    </style:style>
    <style:style style:name="T65" style:family="text">
      <style:text-properties style:font-name="Times New Roman3" officeooo:rsid="07f4eb3b"/>
    </style:style>
    <style:style style:name="T66" style:family="text">
      <style:text-properties officeooo:rsid="07dfb6f3"/>
    </style:style>
    <style:style style:name="T67" style:family="text">
      <style:text-properties officeooo:rsid="07e6dc8e"/>
    </style:style>
    <style:style style:name="T68" style:family="text">
      <style:text-properties officeooo:rsid="07e8a5be"/>
    </style:style>
    <style:style style:name="T69" style:family="text">
      <style:text-properties officeooo:rsid="07eadb58"/>
    </style:style>
    <style:style style:name="T70" style:family="text">
      <style:text-properties officeooo:rsid="07f7ed9c"/>
    </style:style>
    <style:style style:name="T71" style:family="text">
      <style:text-properties officeooo:rsid="07fbc69e"/>
    </style:style>
    <style:style style:name="T72" style:family="text">
      <style:text-properties officeooo:rsid="08007161"/>
    </style:style>
    <style:style style:name="T73" style:family="text">
      <style:text-properties fo:font-size="8pt" officeooo:rsid="08080930" style:font-size-asian="8pt" style:font-size-complex="8pt"/>
    </style:style>
    <style:style style:name="T74" style:family="text">
      <style:text-properties officeooo:rsid="081015ac"/>
    </style:style>
    <style:style style:name="T75" style:family="text">
      <style:text-properties officeooo:rsid="08118bfd"/>
    </style:style>
    <style:style style:name="T76" style:family="text">
      <style:text-properties officeooo:rsid="0817b83f"/>
    </style:style>
    <style:style style:name="T77" style:family="text">
      <style:text-properties officeooo:rsid="08199611"/>
    </style:style>
    <style:style style:name="T78" style:family="text">
      <style:text-properties officeooo:rsid="081a988a"/>
    </style:style>
    <style:style style:name="T79" style:family="text">
      <style:text-properties officeooo:rsid="081f7b1e"/>
    </style:style>
    <style:style style:name="T80" style:family="text">
      <style:text-properties officeooo:rsid="08268e35"/>
    </style:style>
    <style:style style:name="T81" style:family="text">
      <style:text-properties officeooo:rsid="0826a87d"/>
    </style:style>
    <style:style style:name="T82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83" style:family="text">
      <style:text-properties officeooo:rsid="082e925d"/>
    </style:style>
    <style:style style:name="T84" style:family="text">
      <style:text-properties officeooo:rsid="0830607d"/>
    </style:style>
    <style:style style:name="T85" style:family="text">
      <style:text-properties officeooo:rsid="08323122"/>
    </style:style>
    <style:style style:name="T86" style:family="text">
      <style:text-properties officeooo:rsid="08341f57"/>
    </style:style>
    <style:style style:name="T87" style:family="text">
      <style:text-properties officeooo:rsid="0834ea92"/>
    </style:style>
    <style:style style:name="T88" style:family="text">
      <style:text-properties officeooo:rsid="08354c9b"/>
    </style:style>
    <style:style style:name="T89" style:family="text">
      <style:text-properties officeooo:rsid="0837890e"/>
    </style:style>
    <style:style style:name="T90" style:family="text">
      <style:text-properties officeooo:rsid="083b3d64"/>
    </style:style>
    <style:style style:name="T91" style:family="text">
      <style:text-properties officeooo:rsid="083ff13b"/>
    </style:style>
    <style:style style:name="T92" style:family="text">
      <style:text-properties officeooo:rsid="0842641b"/>
    </style:style>
    <style:style style:name="T93" style:family="text">
      <style:text-properties officeooo:rsid="08447a12"/>
    </style:style>
    <style:style style:name="T94" style:family="text">
      <style:text-properties officeooo:rsid="0845f1bd"/>
    </style:style>
    <style:style style:name="T95" style:family="text">
      <style:text-properties officeooo:rsid="0850fc83"/>
    </style:style>
    <style:style style:name="T96" style:family="text">
      <style:text-properties officeooo:rsid="0862718b"/>
    </style:style>
    <style:style style:name="T97" style:family="text">
      <style:text-properties officeooo:rsid="0863e71d"/>
    </style:style>
    <style:style style:name="T98" style:family="text">
      <style:text-properties officeooo:rsid="086d7a9d"/>
    </style:style>
    <style:style style:name="T99" style:family="text">
      <style:text-properties officeooo:rsid="086e13dd"/>
    </style:style>
    <style:style style:name="T100" style:family="text">
      <style:text-properties officeooo:rsid="0872131b"/>
    </style:style>
    <style:style style:name="T101" style:family="text">
      <style:text-properties officeooo:rsid="087492f5"/>
    </style:style>
    <style:style style:name="T102" style:family="text">
      <style:text-properties officeooo:rsid="08755f5f"/>
    </style:style>
    <style:style style:name="T103" style:family="text">
      <style:text-properties officeooo:rsid="08777f64"/>
    </style:style>
    <style:style style:name="T104" style:family="text">
      <style:text-properties officeooo:rsid="08794b59"/>
    </style:style>
    <style:style style:name="T105" style:family="text">
      <style:text-properties officeooo:rsid="08876166"/>
    </style:style>
    <style:style style:name="T106" style:family="text">
      <style:text-properties officeooo:rsid="08974940"/>
    </style:style>
    <style:style style:name="T107" style:family="text">
      <style:text-properties officeooo:rsid="08a0aed3"/>
    </style:style>
    <style:style style:name="T108" style:family="text">
      <style:text-properties officeooo:rsid="08a98ded"/>
    </style:style>
    <style:style style:name="T109" style:family="text">
      <style:text-properties officeooo:rsid="08b9cd49"/>
    </style:style>
    <style:style style:name="T110" style:family="text">
      <style:text-properties officeooo:rsid="08c4bf56"/>
    </style:style>
    <style:style style:name="T111" style:family="text">
      <style:text-properties officeooo:rsid="08c5e867"/>
    </style:style>
    <style:style style:name="T112" style:family="text">
      <style:text-properties officeooo:rsid="08c8a14e"/>
    </style:style>
    <style:style style:name="T113" style:family="text">
      <style:text-properties officeooo:rsid="08cc47a8"/>
    </style:style>
    <style:style style:name="T114" style:family="text">
      <style:text-properties officeooo:rsid="08d0103b"/>
    </style:style>
    <style:style style:name="T115" style:family="text">
      <style:text-properties officeooo:rsid="08d3a0ab"/>
    </style:style>
    <style:style style:name="T116" style:family="text">
      <style:text-properties officeooo:rsid="08d44b39"/>
    </style:style>
    <style:style style:name="T117" style:family="text">
      <style:text-properties officeooo:rsid="08d8cba9"/>
    </style:style>
    <style:style style:name="T118" style:family="text">
      <style:text-properties officeooo:rsid="08dc0eab"/>
    </style:style>
    <style:style style:name="T119" style:family="text">
      <style:text-properties officeooo:rsid="08dfe425"/>
    </style:style>
    <style:style style:name="T120" style:family="text">
      <style:text-properties officeooo:rsid="08e70d21"/>
    </style:style>
    <style:style style:name="T121" style:family="text">
      <style:text-properties fo:font-weight="normal" officeooo:rsid="08dc0eab" style:font-weight-asian="normal" style:font-weight-complex="normal"/>
    </style:style>
    <style:style style:name="T122" style:family="text">
      <style:text-properties fo:font-weight="normal" officeooo:rsid="08e70d21" style:font-weight-asian="normal" style:font-weight-complex="normal"/>
    </style:style>
    <style:style style:name="T123" style:family="text">
      <style:text-properties fo:font-weight="normal" officeooo:rsid="08e7591e" style:font-weight-asian="normal" style:font-weight-complex="normal"/>
    </style:style>
    <style:style style:name="T124" style:family="text">
      <style:text-properties fo:font-weight="normal" officeooo:rsid="08e936d2" style:font-weight-asian="normal" style:font-weight-complex="normal"/>
    </style:style>
    <style:style style:name="T125" style:family="text">
      <style:text-properties fo:font-weight="normal" officeooo:rsid="08eecd03" style:font-weight-asian="normal" style:font-weight-complex="normal"/>
    </style:style>
    <style:style style:name="T126" style:family="text">
      <style:text-properties officeooo:rsid="08edb24d"/>
    </style:style>
    <style:style style:name="T127" style:family="text">
      <style:text-properties officeooo:rsid="08eecd03"/>
    </style:style>
    <style:style style:name="T128" style:family="text">
      <style:text-properties officeooo:rsid="08f74c42"/>
    </style:style>
    <style:style style:name="T129" style:family="text">
      <style:text-properties officeooo:rsid="08f9d3cb"/>
    </style:style>
    <style:style style:name="T130" style:family="text">
      <style:text-properties officeooo:rsid="08fb8032"/>
    </style:style>
    <style:style style:name="T131" style:family="text">
      <style:text-properties officeooo:rsid="08fef47e"/>
    </style:style>
    <style:style style:name="T132" style:family="text">
      <style:text-properties officeooo:rsid="09001f06"/>
    </style:style>
    <style:style style:name="T133" style:family="text">
      <style:text-properties officeooo:rsid="0904eda6"/>
    </style:style>
    <style:style style:name="T134" style:family="text">
      <style:text-properties officeooo:rsid="0907cf26"/>
    </style:style>
    <style:style style:name="T135" style:family="text">
      <style:text-properties officeooo:rsid="090f3b70"/>
    </style:style>
    <style:style style:name="T136" style:family="text">
      <style:text-properties officeooo:rsid="0910db4b"/>
    </style:style>
    <style:style style:name="T137" style:family="text">
      <style:text-properties officeooo:rsid="09127cb8"/>
    </style:style>
    <style:style style:name="T138" style:family="text">
      <style:text-properties officeooo:rsid="09167e54"/>
    </style:style>
    <style:style style:name="T139" style:family="text">
      <style:text-properties officeooo:rsid="0916a7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72"/>
      <text:p text:style-name="P72"/>
      <text:p text:style-name="P73"/>
      <text:p text:style-name="P73"/>
      <text:p text:style-name="P73"/>
      <text:p text:style-name="P74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7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0"><text:a xlink:type="simple" xlink:href="#__RefHeading___Toc644_1913446055" text:style-name="Index_20_Link" text:visited-style-name="Index_20_Link">Предупреждение<text:tab/>3</text:a></text:p>
          <text:p text:style-name="P80"><text:a xlink:type="simple" xlink:href="#__RefHeading___Toc648_1913446055" text:style-name="Index_20_Link" text:visited-style-name="Index_20_Link">Введение<text:tab/>3</text:a></text:p>
          <text:p text:style-name="P80"><text:a xlink:type="simple" xlink:href="#__RefHeading___Toc1046_3668116786" text:style-name="Index_20_Link" text:visited-style-name="Index_20_Link">1. Как транслируется программа на C<text:tab/>4</text:a></text:p>
          <text:p text:style-name="P81"><text:a xlink:type="simple" xlink:href="#__RefHeading___Toc1194_3668116786" text:style-name="Index_20_Link" text:visited-style-name="Index_20_Link">1.1. Препроцессор<text:tab/>5</text:a></text:p>
          <text:p text:style-name="P81"><text:a xlink:type="simple" xlink:href="#__RefHeading___Toc1196_3668116786" text:style-name="Index_20_Link" text:visited-style-name="Index_20_Link">1.2. Компиляция<text:tab/>6</text:a></text:p>
          <text:p text:style-name="P81"><text:a xlink:type="simple" xlink:href="#__RefHeading___Toc1198_3668116786" text:style-name="Index_20_Link" text:visited-style-name="Index_20_Link">1.3. Ассемблирование<text:tab/>7</text:a></text:p>
          <text:p text:style-name="P81"><text:a xlink:type="simple" xlink:href="#__RefHeading___Toc1200_3668116786" text:style-name="Index_20_Link" text:visited-style-name="Index_20_Link">1.4. Линковка<text:tab/>7</text:a></text:p>
          <text:p text:style-name="P81"><text:a xlink:type="simple" xlink:href="#__RefHeading___Toc1202_3668116786" text:style-name="Index_20_Link" text:visited-style-name="Index_20_Link">1.5. Преобразования<text:tab/>8</text:a></text:p>
          <text:p text:style-name="P81"><text:a xlink:type="simple" xlink:href="#__RefHeading___Toc1048_3668116786" text:style-name="Index_20_Link" text:visited-style-name="Index_20_Link">1.6. Небольшой итог<text:tab/>8</text:a></text:p>
          <text:p text:style-name="P80"><text:a xlink:type="simple" xlink:href="#__RefHeading___Toc1521_3668116786" text:style-name="Index_20_Link" text:visited-style-name="Index_20_Link">2. Особенности SDCC<text:tab/>9</text:a></text:p>
          <text:p text:style-name="P81"><text:a xlink:type="simple" xlink:href="#__RefHeading___Toc1523_3668116786" text:style-name="Index_20_Link" text:visited-style-name="Index_20_Link">2.1. Линковка и секции линкера<text:tab/>9</text:a></text:p>
          <text:p text:style-name="P81"><text:a xlink:type="simple" xlink:href="#__RefHeading___Toc1525_3668116786" text:style-name="Index_20_Link" text:visited-style-name="Index_20_Link">2.2. Компилятор<text:tab/>9</text:a></text:p>
          <text:p text:style-name="P81"><text:a xlink:type="simple" xlink:href="#__RefHeading___Toc1529_3668116786" text:style-name="Index_20_Link" text:visited-style-name="Index_20_Link">2.3. Стартовый код<text:tab/>9</text:a></text:p>
          <text:p text:style-name="P80"><text:a xlink:type="simple" xlink:href="#__RefHeading___Toc1830_3668116786" text:style-name="Index_20_Link" text:visited-style-name="Index_20_Link">3. Структура каталогов SDCC-NOINIT<text:tab/>10</text:a></text:p>
          <text:p text:style-name="P81"><text:a xlink:type="simple" xlink:href="#__RefHeading___Toc1832_3668116786" text:style-name="Index_20_Link" text:visited-style-name="Index_20_Link">3.1. Каталог с исходными текстами apps<text:tab/>10</text:a></text:p>
          <text:p text:style-name="P81"><text:a xlink:type="simple" xlink:href="#__RefHeading___Toc1834_3668116786" text:style-name="Index_20_Link" text:visited-style-name="Index_20_Link">3.2. Каталог с исходными текстами configs<text:tab/>10</text:a></text:p>
          <text:p text:style-name="P81"><text:a xlink:type="simple" xlink:href="#__RefHeading___Toc1836_3668116786" text:style-name="Index_20_Link" text:visited-style-name="Index_20_Link">3.3. Каталог с исходными текстами include<text:tab/>10</text:a></text:p>
          <text:p text:style-name="P81"><text:a xlink:type="simple" xlink:href="#__RefHeading___Toc1838_3668116786" text:style-name="Index_20_Link" text:visited-style-name="Index_20_Link">3.4. Каталог с исходными текстами libsrc<text:tab/>10</text:a></text:p>
          <text:p text:style-name="P81"><text:a xlink:type="simple" xlink:href="#__RefHeading___Toc1840_3668116786" text:style-name="Index_20_Link" text:visited-style-name="Index_20_Link">3.5. Каталог с исходными текстами scripts<text:tab/>10</text:a></text:p>
          <text:p text:style-name="P81"><text:a xlink:type="simple" xlink:href="#__RefHeading___Toc1842_3668116786" text:style-name="Index_20_Link" text:visited-style-name="Index_20_Link">3.6. Каталог программ bin<text:tab/>10</text:a></text:p>
          <text:p text:style-name="P81"><text:a xlink:type="simple" xlink:href="#__RefHeading___Toc1844_3668116786" text:style-name="Index_20_Link" text:visited-style-name="Index_20_Link">3.7. Каталог библиотек libs<text:tab/>10</text:a></text:p>
          <text:p text:style-name="P80"><text:a xlink:type="simple" xlink:href="#__RefHeading___Toc1846_3668116786" text:style-name="Index_20_Link" text:visited-style-name="Index_20_Link">4. Сборка программы в SDCC-NOINIT<text:tab/>10</text:a></text:p>
          <text:p text:style-name="P81"><text:a xlink:type="simple" xlink:href="#__RefHeading___Toc1848_3668116786" text:style-name="Index_20_Link" text:visited-style-name="Index_20_Link">4.1. Конфигурация компонентов — библиотек и программа<text:tab/>10</text:a></text:p>
          <text:p text:style-name="P81"><text:a xlink:type="simple" xlink:href="#__RefHeading___Toc1850_3668116786" text:style-name="Index_20_Link" text:visited-style-name="Index_20_Link">4.2. Добавление новой программы в систему сборки<text:tab/>10</text:a></text:p>
          <text:p text:style-name="P81"><text:a xlink:type="simple" xlink:href="#__RefHeading___Toc1852_3668116786" text:style-name="Index_20_Link" text:visited-style-name="Index_20_Link">4.3. Добавление новой библиотеки в систему сборки<text:tab/>10</text:a></text:p>
          <text:p text:style-name="P81"><text:a xlink:type="simple" xlink:href="#__RefHeading___Toc1854_3668116786" text:style-name="Index_20_Link" text:visited-style-name="Index_20_Link">4.4. Файлы глобальной конфигурации<text:tab/>10</text:a></text:p>
          <text:p text:style-name="P81"><text:a xlink:type="simple" xlink:href="#__RefHeading___Toc1856_3668116786" text:style-name="Index_20_Link" text:visited-style-name="Index_20_Link">4.5. Файлы локальной конфигурации программ<text:tab/>10</text:a></text:p>
          <text:p text:style-name="P81"><text:a xlink:type="simple" xlink:href="#__RefHeading___Toc1858_3668116786" text:style-name="Index_20_Link" text:visited-style-name="Index_20_Link">4.6. Файлы локальной конфигурации WC-плагинов<text:tab/>10</text:a></text:p>
          <text:p text:style-name="P81"><text:a xlink:type="simple" xlink:href="#__RefHeading___Toc1860_3668116786" text:style-name="Index_20_Link" text:visited-style-name="Index_20_Link">4.7. Файлы начального запуска crt0*.s<text:tab/>10</text:a></text:p>
          <text:p text:style-name="P81"><text:a xlink:type="simple" xlink:href="#__RefHeading___Toc1862_3668116786" text:style-name="Index_20_Link" text:visited-style-name="Index_20_Link">4.8. Процесс сборки программы<text:tab/>10</text:a></text:p>
          <text:p text:style-name="P81"><text:a xlink:type="simple" xlink:href="#__RefHeading___Toc1864_3668116786" text:style-name="Index_20_Link" text:visited-style-name="Index_20_Link">4.9. Процесс сборки библиотеки<text:tab/>10</text:a></text:p>
          <text:p text:style-name="P81"><text:a xlink:type="simple" xlink:href="#__RefHeading___Toc1866_3668116786" text:style-name="Index_20_Link" text:visited-style-name="Index_20_Link">4.10. Сборочные скрипты<text:tab/>10</text:a></text:p>
          <text:p text:style-name="P80"><text:a xlink:type="simple" xlink:href="#__RefHeading___Toc1868_3668116786" text:style-name="Index_20_Link" text:visited-style-name="Index_20_Link">5. Описание библиотек<text:tab/>11</text:a></text:p>
          <text:p text:style-name="P81"><text:a xlink:type="simple" xlink:href="#__RefHeading___Toc1870_3668116786" text:style-name="Index_20_Link" text:visited-style-name="Index_20_Link">5.1. Библиотека файлов начального запуска сrt0<text:tab/>11</text:a></text:p>
          <text:p text:style-name="P81"><text:a xlink:type="simple" xlink:href="#__RefHeading___Toc1872_3668116786" text:style-name="Index_20_Link" text:visited-style-name="Index_20_Link">5.2. Библиотека libc для ZX: libz80<text:tab/>11</text:a></text:p>
          <text:p text:style-name="P81"><text:a xlink:type="simple" xlink:href="#__RefHeading___Toc1874_3668116786" text:style-name="Index_20_Link" text:visited-style-name="Index_20_Link">5.3. Библиотека музыкальных плееров libay<text:tab/>11</text:a></text:p>
          <text:p text:style-name="P81"><text:a xlink:type="simple" xlink:href="#__RefHeading___Toc1876_3668116786" text:style-name="Index_20_Link" text:visited-style-name="Index_20_Link">5.4. Библиотека вывода на стандартный экран ZX libconio<text:tab/>11</text:a></text:p>
          <text:p text:style-name="P81"><text:a xlink:type="simple" xlink:href="#__RefHeading___Toc1878_3668116786" text:style-name="Index_20_Link" text:visited-style-name="Index_20_Link">5.5. Библиотека работы с прерываниями libim2<text:tab/>11</text:a></text:p>
          <text:p text:style-name="P81"><text:a xlink:type="simple" xlink:href="#__RefHeading___Toc1880_3668116786" text:style-name="Index_20_Link" text:visited-style-name="Index_20_Link">5.6. Библиотека работы с кольцевыми буферами libringbuf<text:tab/>11</text:a></text:p>
          <text:p text:style-name="P81"><text:a xlink:type="simple" xlink:href="#__RefHeading___Toc1882_3668116786" text:style-name="Index_20_Link" text:visited-style-name="Index_20_Link">5.7. Библиотека вывода спрайтов на стандартный экран ZX libspr<text:tab/>11</text:a></text:p>
          <text:p text:style-name="P81"><text:a xlink:type="simple" xlink:href="#__RefHeading___Toc1884_3668116786" text:style-name="Index_20_Link" text:visited-style-name="Index_20_Link">5.8. Библиотека работы с таймерами libtimer<text:tab/>11</text:a></text:p>
          <text:p text:style-name="P81"><text:a xlink:type="simple" xlink:href="#__RefHeading___Toc1886_3668116786" text:style-name="Index_20_Link" text:visited-style-name="Index_20_Link">5.9. Библиотека работы с UARTами libuart<text:tab/>11</text:a></text:p>
          <text:p text:style-name="P81"><text:a xlink:type="simple" xlink:href="#__RefHeading___Toc1888_3668116786" text:style-name="Index_20_Link" text:visited-style-name="Index_20_Link">5.10. Библиотека создания плагинов для WC libwcplugin<text:tab/>11</text:a></text:p>
          <text:p text:style-name="P81"><text:a xlink:type="simple" xlink:href="#__RefHeading___Toc1890_3668116786" text:style-name="Index_20_Link" text:visited-style-name="Index_20_Link">5.11. Библиотека работы с клавиатурой ZX libzxkbd<text:tab/>11</text:a></text:p>
          <text:p text:style-name="P81"><text:a xlink:type="simple" xlink:href="#__RefHeading___Toc1892_3668116786" text:style-name="Index_20_Link" text:visited-style-name="Index_20_Link">5.12. Библиотека работы с клавиатурой PS2 libps2<text:tab/>11</text:a></text:p>
        </text:index-body>
      </text:table-of-content>
      <text:h text:style-name="Heading_20_1" text:outline-level="1" text:is-list-header="true"/>
      <text:p text:style-name="P76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7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1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1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11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12">На фоне всех изменений пора бы измениться и взглядам на ЯВУ для ZX. Сегодня, наверное единственный свободный кросс-компилятор для ZX — это SDCC.</text:span></text:p>
      <text:p text:style-name="P5"><text:tab/><text:span text:style-name="T13">Так как это не майнстрим и разработкой его занимается совсем немного народа — то «особенностей», осложняющих жизнь в нем тьма тьмущая. Но, как говориться, «за неимением гербовой, будем писать на обычной».</text:span></text:p>
      <text:p text:style-name="P9"><text:tab/><text:span text:style-name="T14">Множество не очень удачных попыток использования sdcc привело меня к мысли, что <text:s/>без создания автоматизированной среды сборки, содержащей кучу скриптов, купирующих родовые недостатки SDCC, жизнь продолжаться не может.</text:span></text:p>
      <text:p text:style-name="P9"><text:tab/><text:span text:style-name="T44">Несколько вариантов различного подхода привели меня к созданию того, что называется в данный момент SDCC-NOINIT. Не спрашивайте, почему именно так. Сам не знаю.</text:span></text:p>
      <text:p text:style-name="P9"/>
      <text:h text:style-name="P106" text:outline-level="1"/>
      <text:h text:style-name="P109" text:outline-level="1"><text:bookmark-start text:name="__RefHeading___Toc1046_3668116786"/>Как <text:span text:style-name="T74">транслируется</text:span> программа на C<text:bookmark-end text:name="__RefHeading___Toc1046_3668116786"/></text:h>
      <text:p text:style-name="P9"><text:tab/><text:span text:style-name="T45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46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46"><text:sequence-ref text:reference-format="value" text:ref-name="refРис.0">1</text:sequence-ref></text:span><text:span text:style-name="T46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47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48"><text:tab/>Рассмотрим алгоритм, что видим мы на рис.</text:span><text:span text:style-name="T48"><text:sequence-ref text:reference-format="value" text:ref-name="refРис.0">1</text:sequence-ref></text:span><text:span text:style-name="T48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95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49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7">*.c</text:span><text:span text:style-name="T49">, </text:span><text:span text:style-name="T17">*.h</text:span><text:span text:style-name="T49"> и </text:span><text:span text:style-name="T17">*.s</text:span><text:span text:style-name="T49">.</text:span></text:p>
      <text:p text:style-name="P10"><text:tab/><text:span text:style-name="T50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50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6">sdcpp</text:span><text:span text:style-name="T50">.</text:span></text:p>
      <text:p text:style-name="P9"><text:tab/><text:span text:style-name="T51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52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76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77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110" text:outline-level="2"><text:bookmark-start text:name="__RefHeading___Toc1194_3668116786"/>Препроцессор<text:bookmark-end text:name="__RefHeading___Toc1194_3668116786"/></text:h>
      <text:p text:style-name="P11"><text:tab/><text:span text:style-name="T53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66">Самая важная, нужная, полезная и красивая из директив — это несомненно </text:span><text:span text:style-name="T19">#define</text:span><text:span text:style-name="T66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77">// … Что-то до </text:p>
      <text:p text:style-name="P77"/>
      <text:p text:style-name="P77">// … Что-то после</text:p>
      <text:p text:style-name="P77">clw(16, <text:span text:style-name="T54">12</text:span>);</text:p>
      <text:p text:style-name="P19">Директивой <text:span text:style-name="T19">#define</text:span><text:span text:style-name="T66"> </text:span>можно определять и макросы.</text:p>
      <text:p text:style-name="P20">Например, код </text:p>
      <text:p text:style-name="P19"/>
      <text:p text:style-name="Quotations">#define <text:span text:style-name="T67">printat</text:span>(<text:span text:style-name="T68">x,y,</text:span>s) <text:span text:style-name="T68">\</text:span></text:p>
      <text:p text:style-name="Quotations"><text:tab/><text:span text:style-name="T68">at(x,y); \</text:span></text:p>
      <text:p text:style-name="Quotations"><text:tab/>print<text:span text:style-name="T68">f</text:span>(s);</text:p>
      <text:p text:style-name="Quotations"/>
      <text:p text:style-name="P78"><text:span text:style-name="T67">printat</text:span>(<text:span text:style-name="T69">10,12,</text:span><text:span text:style-name="T57">"</text:span><text:span text:style-name="T62">String at 10,12</text:span><text:span text:style-name="T57">"</text:span>);</text:p>
      <text:p text:style-name="P20">после препроцессора даст </text:p>
      <text:p text:style-name="P79">at(10,12);</text:p>
      <text:p text:style-name="P78">print<text:span text:style-name="T68">f</text:span>(<text:span text:style-name="T57">"</text:span><text:span text:style-name="T62">String at 10,12</text:span><text:span text:style-name="T57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soft-page-break/><text:tab/>Другая очень широко и<text:span text:style-name="T55">спользуемая и всем известная директива препроцессора — это </text:span><text:span text:style-name="T18">#include</text:span><text:span text:style-name="T55">. Она просто напросто вставляет указанный текстовый файл в указанное место. Обычно это файлы с расширением </text:span><text:span text:style-name="T18">*.h</text:span><text:span text:style-name="T55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56">С директивой </text:span><text:span text:style-name="T18">#include</text:span><text:span text:style-name="T55"> надо помнить, что если имя файла взято в кавычки (</text:span><text:span text:style-name="T18">#include </text:span><text:span text:style-name="T59">"</text:span><text:span text:style-name="T60">file.h</text:span><text:span text:style-name="T59">"</text:span><text:span text:style-name="T58">), то этот файл должен лежать в том же каталоге, что и компилируемый файл из которого происходит вызов директивы </text:span><text:span text:style-name="T59">#include</text:span><text:span text:style-name="T58">. Если же </text:span><text:span text:style-name="T57">имя файла взято в </text:span><text:span text:style-name="T58">угловые скобки</text:span><text:span text:style-name="T57"> (</text:span><text:span text:style-name="T59">#include </text:span><text:span text:style-name="T60">&lt;file.h&gt;</text:span><text:span text:style-name="T58">), то препроцессор будет искать этот файл по всем, заданные опцией -L путям.</text:span></text:p>
      <text:p text:style-name="P38"/>
      <text:p text:style-name="P15"><text:span text:style-name="T58"><text:tab/></text:span><text:span text:style-name="T61">Ну и, наконец, если я не рассмотрю условные директивы — то покрою себя несмываемым позором. </text:span><text:span text:style-name="T63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63"><text:tab/></text:span><text:span text:style-name="T64">Все они начинаются с #if (#if, #ifdef, #ifndef), и имеют, условно, такие формы:</text:span></text:p>
      <text:p text:style-name="P17"><text:span text:style-name="T64">«if-endif», «if-else-endif», «if-elif-endif», «if-elif-</text:span><text:span text:style-name="T65">else-</text:span><text:span text:style-name="T64">endif».</text:span></text:p>
      <text:p text:style-name="P39"/>
      <text:p text:style-name="P22">Несколько <text:span text:style-name="T96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71">включаемый если условие истинно</text:span></text:p>
      <text:p text:style-name="Quotations">#endif</text:p>
      <text:p text:style-name="Quotations"/>
      <text:p text:style-name="Quotations">#if<text:span text:style-name="T71">def</text:span> <text:span text:style-name="T71">SYMBOL</text:span></text:p>
      <text:p text:style-name="Quotations"><text:tab/>// код, <text:span text:style-name="T71">включаемый если символ SYMBOL определен</text:span></text:p>
      <text:p text:style-name="Quotations">#endif</text:p>
      <text:p text:style-name="Quotations"/>
      <text:p text:style-name="Quotations">#if<text:span text:style-name="T71">ndef</text:span> <text:span text:style-name="T71">SYMBOL</text:span></text:p>
      <text:p text:style-name="Quotations"><text:tab/>// код, <text:span text:style-name="T71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72">1</text:span>&gt;</text:p>
      <text:p text:style-name="Quotations"><text:tab/>// код, <text:span text:style-name="T71">включаемый если условие1 истинно</text:span></text:p>
      <text:p text:style-name="Quotations">#elif <text:span text:style-name="T70">&lt;условие</text:span>2<text:span text:style-name="T70">&gt;</text:span></text:p>
      <text:p text:style-name="Quotations"><text:tab/><text:span text:style-name="T70">// код, включаемый если условие2 истинно, <text:s/>условие1 - ложно</text:span></text:p>
      <text:p text:style-name="Quotations">#elif <text:span text:style-name="T70">&lt;условие3&gt;</text:span></text:p>
      <text:p text:style-name="Quotations"><text:tab/><text:span text:style-name="T70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70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73">https://ru.wikipedia.org/wiki/%D0%9F%D1%80%D0%B5%D0%BF%D1%80%D0%BE%D1%86%D0%B5%D1%81%D1%81%D0%BE%D1%80_%D0%A1%D0%B8#.D0.92.D1.81.D1.82.D0.B0.D0.B2.D0.BA.D0.B0_.D1.84.D0.B0.D0.B9.D0.BB.D0.BE.D0.B2_.28.23include.29</text:span></text:a><text:span text:style-name="T73">.</text:span></text:p>
      <text:p text:style-name="P23"><text:tab/><text:span text:style-name="T78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83">Заметим, что файлы, написанные на языке ассемблера (</text:span><text:span text:style-name="T22">*.s</text:span><text:span text:style-name="T83">) сразу после препроцессора становятся </text:span><text:span text:style-name="T22">*.asm</text:span><text:span text:style-name="T83"> файлами, а файлы, написанные на C - </text:span><text:span text:style-name="T22">*.E</text:span><text:span text:style-name="T83"> файлами.</text:span></text:p>
      <text:p text:style-name="P24"/>
      <text:h text:style-name="P111" text:outline-level="2"><text:bookmark-start text:name="__RefHeading___Toc1196_3668116786"/>Компиляция<text:bookmark-end text:name="__RefHeading___Toc1196_3668116786"/></text:h>
      <text:p text:style-name="P25"><text:tab/><text:span text:style-name="T75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75">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tab/><text:span text:style-name="T79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80">Итак на вход компилятора подаются файлы на языке C с расширением </text:span><text:span text:style-name="T20">*.E</text:span><text:span text:style-name="T80">, а на выходе получаются файлы на языке ассемблера с расширением </text:span><text:span text:style-name="T20">*.asm</text:span><text:span text:style-name="T80">.</text:span></text:p>
      <text:p text:style-name="P28"><text:tab/><text:span text:style-name="T81">Поскольку фронт-енд транслятора </text:span><text:span text:style-name="T21">sdcc</text:span><text:span text:style-name="T81"> сам вызывает препроцессор и компилятор, то файлов с расширением </text:span><text:span text:style-name="T82">*.E</text:span><text:span text:style-name="T81"> мы как правило не видим. Да они нас обычно и не интересуют.</text:span></text:p>
      <text:p text:style-name="P25"><text:tab/><text:span text:style-name="T81">После стадии компиляции различие между исходниками на С (</text:span><text:span text:style-name="T21">*.c)</text:span><text:span text:style-name="T81"> и ассемблере (</text:span><text:span text:style-name="T21">*.s</text:span><text:span text:style-name="T81">) исчезают — все они становятся безликими файлами </text:span><text:span text:style-name="T21">*.asm</text:span><text:span text:style-name="T81">, хоть и различными путями.</text:span></text:p>
      <text:p text:style-name="P25"><text:tab/><text:span text:style-name="T84">И это прекрасно, потому что следующая стадия у всех одна — ассемблирование.</text:span></text:p>
      <text:p text:style-name="P29"><text:tab/><text:span text:style-name="T97">Компилятор пакета sdcc так и называется — </text:span><text:span text:style-name="T24">sdcc</text:span><text:span text:style-name="T97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85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3">*.rel</text:span><text:span text:style-name="T85">. Программа, которое совершает описанные зверства над ассемблеными файлами носит название </text:span><text:span text:style-name="T23">sdas</text:span><text:span text:style-name="T85">.</text:span></text:p>
      <text:p text:style-name="P26"><text:tab/><text:span text:style-name="T86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87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88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89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90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91">Линковка — это по сути процесс размещения объектных файлов по заданным абсолютным адресам.</text:span></text:p>
      <text:p text:style-name="P26"><text:tab/><text:span text:style-name="T92">Программе линкеру </text:span><text:span text:style-name="T25">sdld</text:span><text:span text:style-name="T92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93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93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5">*.tap</text:span>, <text:span text:style-name="T15">*.trd</text:span> или <text:span text:style-name="T15">Hobeta</text:span>.</text:p>
      <text:p text:style-name="P30"><text:tab/><text:span text:style-name="T94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98">В итоге всех моих словестных изысков надо усвоить следующее:</text:span></text:p>
      <text:p text:style-name="P32"/>
      <text:list xml:id="list267019679" text:style-name="L1">
        <text:list-item>
          <text:p text:style-name="P82">На вход транслятора подаются текстовые файлы <text:span text:style-name="T99">на языках С и Ассемблера.</text:span></text:p>
          <text:p text:style-name="P83"/>
        </text:list-item>
        <text:list-item>
          <text:p text:style-name="P84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84"><text:span text:style-name="T100"><text:tab/></text:span><text:span text:style-name="T26">*.c, *.h → *.E</text:span></text:p>
          <text:p text:style-name="P88"><text:tab/>*.s → *.asm</text:p>
          <text:p text:style-name="P83"/>
        </text:list-item>
        <text:list-item>
          <text:p text:style-name="P83">Препроцессированные файлы на языке С передаются компилятору; <text:span text:style-name="T101">на выходе получается код ассемблера</text:span>:</text:p>
          <text:p text:style-name="P85"><text:tab/><text:span text:style-name="T26">*.E → *.asm</text:span></text:p>
          <text:p text:style-name="P85"/>
        </text:list-item>
        <text:list-item>
          <text:p text:style-name="P100">Ассемблерные файлы передаются ассемблеру; <text:span text:style-name="T102">на выходе получаются файлы с объектным кодом</text:span>:</text:p>
          <text:p text:style-name="P86"><text:tab/><text:span text:style-name="T26">*.asm → *.rel</text:span></text:p>
          <text:p text:style-name="P100"/>
        </text:list-item>
        <text:list-item>
          <text:p text:style-name="P101">Файлы с объектным кодом линкуются в исполняемый файл в формате Intel Hex:</text:p>
          <text:p text:style-name="P87"><text:tab/><text:span text:style-name="T26">*.rel → &lt;имя программы&gt;.hex</text:span></text:p>
          <text:p text:style-name="P101"/>
        </text:list-item>
        <text:list-item>
          <text:p text:style-name="P102"><text:span text:style-name="T103">И</text:span>сполняемый файл в формате Intel Hex <text:span text:style-name="T103">преобразуется в бинарный образ программы</text:span>:</text:p>
          <text:p text:style-name="P103"><text:tab/><text:span text:style-name="T26">&lt;имя программы&gt;.hex → &lt;имя программы&gt;.bin</text:span></text:p>
          <text:p text:style-name="P103"/>
        </text:list-item>
        <text:list-item>
          <text:p text:style-name="P104">Если необходимо, то специальными утилитами создается загрузочный файл <text:span text:style-name="T104">нужного формата</text:span>:</text:p>
          <text:p text:style-name="P104"><text:tab/><text:span text:style-name="T26">&lt;имя программы&gt;.bin </text:span><text:span text:style-name="T15">→ </text:span><text:span text:style-name="T26">&lt;имя программы&gt;.tap</text:span></text:p>
          <text:p text:style-name="P89"><text:span text:style-name="T100"><text:tab/>&lt;имя программы&gt;.bin </text:span>→ <text:span text:style-name="T100">&lt;имя программы&gt;.trd</text:span></text:p>
          <text:p text:style-name="P89"><text:span text:style-name="T100"><text:tab/>&lt;имя программы&gt;.bin </text:span>→ <text:span text:style-name="T100">&lt;имя программы&gt;.$B</text:span></text:p>
          <text:p text:style-name="P89"><text:span text:style-name="T100"><text:tab/>&lt;имя программы&gt;.bin </text:span>→ <text:span text:style-name="T100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105">библиотеки, </text:span>излишние секции и многое другое.</text:p>
      <text:p text:style-name="P35"><text:tab/></text:p>
      <text:p text:style-name="P34"/>
      <text:h text:style-name="P108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110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111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111">Все это в полной мере относится к SDCC.</text:span></text:p>
      <text:p text:style-name="Text_20_body"><text:tab/><text:span text:style-name="T111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106">Линковка и с</text:span>екции <text:span text:style-name="T106">линкера</text:span><text:bookmark-end text:name="__RefHeading___Toc1523_3668116786"/></text:h>
      <text:p text:style-name="P49"><text:tab/><text:span text:style-name="T112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49"><text:tab/><text:span text:style-name="T113">А знает он это из первого встреченного им *.rel файла, в котором указан порядок следования секций линкера.</text:span></text:p>
      <text:p text:style-name="P49"><text:tab/><text:span text:style-name="T113">Что такое «секция линкера»? А это адресное пространство, имеющее свое уникальное имя и выделенное для определенных нужд.</text:span></text:p>
      <text:p text:style-name="P49"><text:tab/><text:span text:style-name="T113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49"><text:tab/><text:span text:style-name="T114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49"><text:tab/><text:span text:style-name="T115">Для разрешения этого вопроса были придуманы так называемые «секции линкера», каждая из которых имеет свое имя.</text:span></text:p>
      <text:p text:style-name="P49"><text:tab/><text:span text:style-name="T116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.</text:span></text:p>
      <text:p text:style-name="P49"/>
      <text:p text:style-name="P49"><text:tab/><text:span text:style-name="T117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49"><text:tab/><text:span text:style-name="T118">Что это за секции? Самые главные — это</text:span><text:span text:style-name="T27"> _CODE</text:span><text:span text:style-name="T118">, </text:span><text:span text:style-name="T27">_DATA</text:span><text:span text:style-name="T118"> и </text:span><text:span text:style-name="T27">_BSS</text:span><text:span text:style-name="T118">. Именно так, начиная с символа подчеркивания.</text:span></text:p>
      <text:p text:style-name="P50"><text:tab/><text:span text:style-name="T119">Секция </text:span><text:span text:style-name="T27">_CODE</text:span><text:span text:style-name="T119">. Здесь размещается исполняемый код и константы.</text:span></text:p>
      <text:p text:style-name="P51"><text:tab/><text:span text:style-name="T119">Секция </text:span><text:span text:style-name="T27">_DATA</text:span><text:span text:style-name="T119">. Здесь размещаются не инициализированные переменные. Для инициализированных переменных есть отдельная секция </text:span><text:span text:style-name="T28">_INITIALIZED</text:span><text:span text:style-name="T119">.</text:span></text:p>
      <text:p text:style-name="P51"><text:tab/><text:span text:style-name="T120">И наконец, секция </text:span><text:span text:style-name="T27">_BSS</text:span><text:span text:style-name="T121"> —</text:span><text:span text:style-name="T122"> это секция стека. </text:span><text:span text:style-name="T123">Она не включается в размер исполняемого файла вообще.<text:tab/></text:span></text:p>
      <text:p text:style-name="P51"><text:span text:style-name="T123"><text:tab/></text:span><text:span text:style-name="T124">Для определения секции в языке ассемблера sdas предназначено ключевое слово </text:span><text:span text:style-name="T29">.area</text:span><text:span text:style-name="T124">.</text:span></text:p>
      <text:p text:style-name="P52"><text:tab/>Рассмотрим пример. Есть у нас три похожих, но очень разных объявления:</text:p>
      <text:p text:style-name="P52"/>
      <text:p text:style-name="P52"><text:span text:style-name="T127">Определение 1:</text:span><text:tab/><text:tab/><text:span text:style-name="T15">const int var_const=2;</text:span></text:p>
      <text:p text:style-name="P40"><text:span text:style-name="T125">Определение 2:</text:span><text:tab/><text:tab/>int var_noinit;</text:p>
      <text:p text:style-name="P40"><text:span text:style-name="T125">Определение 3:</text:span><text:tab/><text:tab/>int var_init=7;</text:p>
      <text:p text:style-name="P55"/>
      <text:p text:style-name="P55"><text:soft-page-break/><text:tab/>Что же генерирует компилятор на каждое из них? <text:span text:style-name="T126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55"/>
      <text:p text:style-name="P90">Определение 1</text:p>
      <text:p text:style-name="P90"/>
      <text:p text:style-name="P90">C:</text:p>
      <text:p text:style-name="P93"><text:tab/>const int var_const=2;</text:p>
      <text:p text:style-name="P93"/>
      <text:p text:style-name="P41">ASM:</text:p>
      <text:p text:style-name="P56"><text:tab/><text:span text:style-name="T15">.area _CODE</text:span></text:p>
      <text:p text:style-name="P43"><text:tab/>_var_const:</text:p>
      <text:p text:style-name="P43"><text:tab/><text:tab/>.dw #0x0002</text:p>
      <text:p text:style-name="P43"/>
      <text:p text:style-name="P58"><text:tab/>Константа размещена в секции кода. Логично, так как её можно только читать. И даже если кодв ПЗУ — ничего страшного.</text:p>
      <text:p text:style-name="P58"/>
      <text:p text:style-name="P53"><text:span text:style-name="T30">Определение </text:span><text:span text:style-name="T31">2</text:span></text:p>
      <text:p text:style-name="P44"/>
      <text:p text:style-name="P44">C:</text:p>
      <text:p text:style-name="P94"><text:tab/>int var_noinit;</text:p>
      <text:p text:style-name="P95"/>
      <text:p text:style-name="P42">ASM:</text:p>
      <text:p text:style-name="P57"><text:tab/><text:span text:style-name="T33">.area _DATA</text:span></text:p>
      <text:p text:style-name="P98"><text:tab/>_var_noinit::</text:p>
      <text:p text:style-name="P98"><text:tab/><text:tab/>.ds 2</text:p>
      <text:p text:style-name="P44"/>
      <text:p text:style-name="P59"><text:tab/>Константа размещена в секции <text:span text:style-name="T128">данных</text:span>. <text:span text:style-name="T129">Когда происходит запуск программы на С, вся область </text:span><text:span text:style-name="T34">_DATA</text:span><text:span text:style-name="T129"> инициализируется константой 0. Таким образом, для переменной </text:span><text:span text:style-name="T34">_var_noinit </text:span><text:span text:style-name="T130">выделяется место, а инициализация происходит во время старта программы. Все прекрасно.</text:span></text:p>
      <text:p text:style-name="P59"/>
      <text:p text:style-name="P54"><text:span text:style-name="T30">Определение </text:span><text:span text:style-name="T35">3</text:span></text:p>
      <text:p text:style-name="P92"/>
      <text:p text:style-name="P92">C:</text:p>
      <text:p text:style-name="P96"><text:tab/>int var_init=7;</text:p>
      <text:p text:style-name="P97"/>
      <text:p text:style-name="P99">ASM:</text:p>
      <text:p text:style-name="P61"><text:tab/><text:span text:style-name="T15">.area _INITIALIZED</text:span></text:p>
      <text:p text:style-name="P45"><text:tab/>_var_init::</text:p>
      <text:p text:style-name="P45"><text:tab/><text:tab/>.ds 2</text:p>
      <text:p text:style-name="P45"/>
      <text:p text:style-name="P46"><text:tab/>.<text:span text:style-name="T131">area _INITIALIZER</text:span></text:p>
      <text:p text:style-name="P48"><text:tab/>__xinit__var_init:</text:p>
      <text:p text:style-name="P48"><text:tab/><text:tab/>.dw #0x0007</text:p>
      <text:p text:style-name="P58"/>
      <text:p text:style-name="P58"><text:tab/><text:span text:style-name="T132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35">_INITIALIZED</text:span><text:span text:style-name="T132"> - это секция, где переменная находится во время выполнения программы и </text:span><text:span text:style-name="T37">_INITIALIZER</text:span><text:span text:style-name="T132">, где хранится инициализирующее значение этой переменной.</text:span></text:p>
      <text:p text:style-name="P58"><text:soft-page-break/><text:tab/><text:span text:style-name="T133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37">_INITIALIZER </text:span><text:span text:style-name="T133">в секцию </text:span><text:span text:style-name="T38">_INITIALIZED</text:span><text:span text:style-name="T133"> и только потом запускать функцию </text:span><text:span text:style-name="T38">_main</text:span><text:span text:style-name="T133"> (начало программы на C).</text:span></text:p>
      <text:p text:style-name="P58"><text:tab/><text:span text:style-name="T134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58"/>
      <text:p text:style-name="P60"><text:tab/>.<text:span text:style-name="T36">area _INITIALIZED</text:span></text:p>
      <text:p text:style-name="P47"><text:tab/>_var_init::</text:p>
      <text:p text:style-name="P47"><text:tab/><text:tab/><text:span text:style-name="T131">.dw #0x0007</text:span></text:p>
      <text:p text:style-name="P58"/>
      <text:p text:style-name="P63">Увы. Пока такой функции в SDCC нет. Зато есть хитрые и злые кодеры вроде нас с вами. И выхода из ситуации два:</text:p>
      <text:p text:style-name="P63"/>
      <text:p text:style-name="P64"><text:span text:style-name="T15">Выход первый</text:span>. <text:span text:style-name="T42">Можно, но не нужно</text:span><text:span text:style-name="T138">.</text:span></text:p>
      <text:p text:style-name="P65"><text:tab/><text:span text:style-name="T135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65"><text:tab/><text:span text:style-name="T136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65"/>
      <text:p text:style-name="P68">Файл <text:span text:style-name="T15">var_init.c</text:span>:</text:p>
      <text:p text:style-name="P62"><text:span text:style-name="T15"><text:tab/></text:span><text:span text:style-name="T39">const </text:span><text:span text:style-name="T15">int var_init=7;</text:span></text:p>
      <text:p text:style-name="P68"/>
      <text:p text:style-name="P68">Файл <text:span text:style-name="T15">var_init.h</text:span>:</text:p>
      <text:p text:style-name="P66"><text:tab/><text:span text:style-name="T39">extern </text:span><text:span text:style-name="T32">int var_init;</text:span></text:p>
      <text:p text:style-name="P65"/>
      <text:p text:style-name="P69">Почему так? Да чтобы компилятор не ругался, что мы пытаемся изменить константу. <text:span text:style-name="T137">Компилируя файл </text:span><text:span text:style-name="T40">var_init.c</text:span><text:span text:style-name="T137">, компилятор будет думать, что </text:span><text:span text:style-name="T40">var_init —</text:span><text:span text:style-name="T137"> это константа и выделит под неё памяить как под константу.</text:span></text:p>
      <text:p text:style-name="P70">Компилируя другие файлы, куда подключен файл <text:span text:style-name="T39">var_init.h</text:span>, компилятор будет всецело уверен, что <text:span text:style-name="T32">var_init</text:span> — это переменная и будет спокойно в неё писать.</text:p>
      <text:p text:style-name="P71"><text:tab/>Мне такой подход не нравится. Ради переменных отдельные файлы.. Бррр..</text:p>
      <text:p text:style-name="P58"/>
      <text:p text:style-name="P67"><text:span text:style-name="T15">Выход </text:span><text:span text:style-name="T41">второй</text:span>. <text:span text:style-name="T42">Правильный</text:span><text:span text:style-name="T138">.</text:span></text:p>
      <text:p text:style-name="P105"><text:tab/><text:span text:style-name="T139">Второй выход посложнее — написать утилиту, которая вырезает секцию _</text:span><text:span text:style-name="T37">INITIALIZER</text:span><text:span text:style-name="T139"> и вставляет её на место секции </text:span><text:span text:style-name="T36">_INITIALIZED</text:span><text:span text:style-name="T139">. Именно такой подход и был осуществлен при написании утилиты </text:span><text:span text:style-name="T43">sdrmini</text:span><text:span text:style-name="T139">. На вход утилита принимает так называемый map-файл и бинарник программы. Далее, из файла вырезаются секции _</text:span><text:span text:style-name="T37">INITIALIZER</text:span><text:span text:style-name="T139"> и </text:span><text:span text:style-name="T36">_INITIALIZED</text:span><text:span text:style-name="T139">. И, наконец, файл сшивается так, что секция _</text:span><text:span text:style-name="T37">INITIALIZER</text:span><text:span text:style-name="T139"> встает на место секции </text:span><text:span text:style-name="T36">_INITIALIZED</text:span><text:span text:style-name="T139">. Ограничение такого метода — секция _</text:span><text:span text:style-name="T37">INITIALIZER</text:span><text:span text:style-name="T139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37"> </text:span><text:span text:style-name="T139">_</text:span><text:span text:style-name="T37">INITIALIZER</text:span><text:span text:style-name="T131">.</text:span></text:p>
      <text:p text:style-name="P105"/>
      <text:p text:style-name="P105"><text:tab/></text:p>
      <text:h text:style-name="Heading_20_2" text:outline-level="2"><text:bookmark-start text:name="__RefHeading___Toc1525_3668116786"/>Компилятор<text:bookmark-end text:name="__RefHeading___Toc1525_3668116786"/></text:h>
      <text:h text:style-name="Heading_20_2" text:outline-level="2"><text:bookmark-start text:name="__RefHeading___Toc1529_3668116786"/>Стартовый код<text:bookmark-end text:name="__RefHeading___Toc1529_3668116786"/></text:h>
      <text:p text:style-name="P36"/>
      <text:p text:style-name="P36"><text:soft-page-break/></text:p>
      <text:h text:style-name="P107" text:outline-level="1"/>
      <text:h text:style-name="P108" text:outline-level="1"><text:bookmark-start text:name="__RefHeading___Toc1830_3668116786"/>Структура каталогов SDCC-NOINIT<text:bookmark-end text:name="__RefHeading___Toc1830_3668116786"/></text:h>
      <text:h text:style-name="Heading_20_2" text:outline-level="2"><text:bookmark-start text:name="__RefHeading___Toc1832_3668116786"/><text:span text:style-name="T107">Каталог с исходными текстами </text:span>apps<text:tab/><text:tab/><text:bookmark-end text:name="__RefHeading___Toc1832_3668116786"/></text:h>
      <text:h text:style-name="Heading_20_2" text:outline-level="2"><text:bookmark-start text:name="__RefHeading___Toc1834_3668116786"/><text:span text:style-name="T107">Каталог с исходными текстами </text:span>configs<text:bookmark-end text:name="__RefHeading___Toc1834_3668116786"/></text:h>
      <text:h text:style-name="Heading_20_2" text:outline-level="2"><text:bookmark-start text:name="__RefHeading___Toc1836_3668116786"/><text:span text:style-name="T107">Каталог с исходными текстами </text:span>include<text:bookmark-end text:name="__RefHeading___Toc1836_3668116786"/></text:h>
      <text:h text:style-name="Heading_20_2" text:outline-level="2"><text:bookmark-start text:name="__RefHeading___Toc1838_3668116786"/><text:span text:style-name="T107">Каталог с исходными текстами </text:span>libsrc<text:bookmark-end text:name="__RefHeading___Toc1838_3668116786"/></text:h>
      <text:h text:style-name="Heading_20_2" text:outline-level="2"><text:bookmark-start text:name="__RefHeading___Toc1840_3668116786"/><text:span text:style-name="T107">Каталог с исходными текстами </text:span>scripts<text:bookmark-end text:name="__RefHeading___Toc1840_3668116786"/></text:h>
      <text:h text:style-name="Heading_20_2" text:outline-level="2"><text:bookmark-start text:name="__RefHeading___Toc1842_3668116786"/><text:span text:style-name="T107">Каталог программ </text:span>bin<text:bookmark-end text:name="__RefHeading___Toc1842_3668116786"/></text:h>
      <text:h text:style-name="Heading_20_2" text:outline-level="2"><text:bookmark-start text:name="__RefHeading___Toc1844_3668116786"/><text:span text:style-name="T107">Каталог библиотек </text:span>libs<text:bookmark-end text:name="__RefHeading___Toc1844_3668116786"/></text:h>
      <text:p text:style-name="Text_20_body"/>
      <text:h text:style-name="Heading_20_1" text:outline-level="1"><text:bookmark-start text:name="__RefHeading___Toc1846_3668116786"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h text:style-name="Heading_20_2" text:outline-level="2"><text:bookmark-start text:name="__RefHeading___Toc1854_3668116786"/>Файлы глобальной конфигурации<text:bookmark-end text:name="__RefHeading___Toc1854_3668116786"/></text:h>
      <text:h text:style-name="Heading_20_2" text:outline-level="2"><text:bookmark-start text:name="__RefHeading___Toc1856_3668116786"/>Файлы локальной конфигурации программ<text:bookmark-end text:name="__RefHeading___Toc1856_3668116786"/></text:h>
      <text:h text:style-name="Heading_20_2" text:outline-level="2"><text:bookmark-start text:name="__RefHeading___Toc1858_3668116786"/>Файлы локальной конфигурации WC-плагинов<text:bookmark-end text:name="__RefHeading___Toc1858_3668116786"/></text:h>
      <text:h text:style-name="Heading_20_2" text:outline-level="2"><text:bookmark-start text:name="__RefHeading___Toc1860_3668116786"/>Файлы начального запуска <text:span text:style-name="T108">crt0*.s</text:span><text:bookmark-end text:name="__RefHeading___Toc1860_3668116786"/></text:h>
      <text:h text:style-name="Heading_20_2" text:outline-level="2"><text:bookmark-start text:name="__RefHeading___Toc1862_3668116786"/>Процесс сборки программы<text:bookmark-end text:name="__RefHeading___Toc1862_3668116786"/></text:h>
      <text:h text:style-name="Heading_20_2" text:outline-level="2"><text:bookmark-start text:name="__RefHeading___Toc1864_3668116786"/>Процесс сборки библиотеки<text:bookmark-end text:name="__RefHeading___Toc1864_3668116786"/></text:h>
      <text:h text:style-name="Heading_20_2" text:outline-level="2"><text:bookmark-start text:name="__RefHeading___Toc1866_3668116786"/>Сборочные скрипты<text:bookmark-end text:name="__RefHeading___Toc1866_3668116786"/></text:h>
      <text:p text:style-name="Text_20_body"/>
      <text:h text:style-name="P108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109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109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109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109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109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109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109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109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109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109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109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109">Библиотека работы с клавиатурой PS2 </text:span>libps2<text:bookmark-end text:name="__RefHeading___Toc1892_36681167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07T18:24:24.767965839</dc:date>
    <meta:editing-duration>P2DT1H22M10S</meta:editing-duration>
    <meta:editing-cycles>1866</meta:editing-cycles>
    <meta:generator>LibreOffice/5.3.4.2$Linux_X86_64 LibreOffice_project/30m0$Build-2</meta:generator>
    <meta:document-statistic meta:table-count="0" meta:image-count="1" meta:object-count="0" meta:page-count="14" meta:paragraph-count="283" meta:word-count="3131" meta:character-count="21491" meta:non-whitespace-character-count="18495"/>
  </office:meta>
</office:document-meta>
</file>